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240000077BCF6E26A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dc2300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width="0.051cm" svg:stroke-color="#dc2300" draw:marker-start-width="0.381cm" draw:marker-end-width="0.38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dc23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1cm" svg:stroke-color="#dc2300" draw:marker-start="Line_20_Arrow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dc23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dc2300" draw:marker-start-width="0.381cm" draw:marker-end="Line_20_Arrow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style:text-position="-33% 58%" fo:font-style="normal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style:style style:name="T5" style:family="text">
      <style:text-properties fo:font-family="Symbol" style:font-pitch="variable" style:font-charset="x-symbol"/>
    </style:style>
    <style:style style:name="T6" style:family="text">
      <style:text-properties style:text-position="0% 100%" fo:font-family="Symbol" style:font-pitch="variable" style:font-charset="x-symbol"/>
    </style:style>
    <style:style style:name="T7" style:family="text">
      <style:text-properties style:text-position="-33% 58%" fo:font-family="Arial" style:font-family-generic="swiss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59cm" svg:height="27.94cm" svg:x="0cm" svg:y="0cm">
          <draw:image xlink:href="Pictures/10000000000005240000077BCF6E26A5.jpg" xlink:type="simple" xlink:show="embed" xlink:actuate="onLoad">
            <text:p text:style-name="P2"/>
          </draw:image>
        </draw:frame>
        <draw:line draw:style-name="gr2" draw:layer="layout" svg:x1="0.77cm" svg:y1="25.37cm" svg:x2="2.04cm" svg:y2="25.37cm">
          <text:p text:style-name="P2"/>
        </draw:line>
        <draw:frame draw:style-name="gr3" draw:text-style-name="P3" draw:layer="layout" svg:width="3.127cm" svg:height="0.806cm" svg:x="-0.03cm" svg:y="25.519cm">
          <draw:text-box>
            <text:p text:style-name="P2"><text:span text:style-name="T1">United atom</text:span></text:p>
          </draw:text-box>
        </draw:frame>
        <draw:line draw:style-name="gr2" draw:layer="layout" svg:x1="0.87cm" svg:y1="21.638cm" svg:x2="2.975cm" svg:y2="21.638cm">
          <text:p text:style-name="P2"/>
        </draw:line>
        <draw:line draw:style-name="gr2" draw:layer="layout" svg:x1="0.839cm" svg:y1="20.202cm" svg:x2="1.952cm" svg:y2="20.198cm">
          <text:p text:style-name="P2"/>
        </draw:line>
        <draw:line draw:style-name="gr2" draw:layer="layout" svg:x1="2.086cm" svg:y1="18.318cm" svg:x2="5.372cm" svg:y2="18.311cm">
          <text:p text:style-name="P2"/>
        </draw:line>
        <draw:line draw:style-name="gr2" draw:layer="layout" svg:x1="0.87cm" svg:y1="18.318cm" svg:x2="2.14cm" svg:y2="18.318cm">
          <text:p text:style-name="P2"/>
        </draw:line>
        <draw:line draw:style-name="gr2" draw:layer="layout" svg:x1="0.806cm" svg:y1="16.842cm" svg:x2="1.936cm" svg:y2="16.842cm">
          <text:p text:style-name="P2"/>
        </draw:line>
        <draw:line draw:style-name="gr2" draw:layer="layout" svg:x1="0.838cm" svg:y1="13.97cm" svg:x2="1.952cm" svg:y2="13.97cm">
          <text:p text:style-name="P2"/>
        </draw:line>
        <draw:line draw:style-name="gr2" draw:layer="layout" svg:x1="0.77cm" svg:y1="10.118cm" svg:x2="1.952cm" svg:y2="10.118cm">
          <text:p text:style-name="P2"/>
        </draw:line>
        <draw:line draw:style-name="gr2" draw:layer="layout" svg:x1="0.87cm" svg:y1="7.27cm" svg:x2="1.871cm" svg:y2="7.27cm">
          <text:p text:style-name="P2"/>
        </draw:line>
        <draw:line draw:style-name="gr2" draw:layer="layout" svg:x1="0.87cm" svg:y1="3.47cm" svg:x2="1.92cm" svg:y2="3.47cm">
          <text:p text:style-name="P2"/>
        </draw:line>
        <draw:frame draw:style-name="gr3" draw:text-style-name="P3" draw:layer="layout" svg:width="1.014cm" svg:height="0.806cm" svg:x="0.807cm" svg:y="24.67cm">
          <draw:text-box>
            <text:p text:style-name="P2"><text:span text:style-name="T1">1s</text:span></text:p>
          </draw:text-box>
        </draw:frame>
        <draw:frame draw:style-name="gr3" draw:text-style-name="P3" draw:layer="layout" svg:width="1.014cm" svg:height="0.806cm" svg:x="0.775cm" svg:y="20.77cm">
          <draw:text-box>
            <text:p text:style-name="P2"><text:span text:style-name="T1">2s</text:span></text:p>
          </draw:text-box>
        </draw:frame>
        <draw:frame draw:style-name="gr3" draw:text-style-name="P3" draw:layer="layout" svg:width="1.044cm" svg:height="0.806cm" svg:x="0.76cm" svg:y="19.37cm">
          <draw:text-box>
            <text:p text:style-name="P2"><text:span text:style-name="T1">2p</text:span></text:p>
          </draw:text-box>
        </draw:frame>
        <draw:frame draw:style-name="gr3" draw:text-style-name="P3" draw:layer="layout" svg:width="1.014cm" svg:height="0.806cm" svg:x="0.775cm" svg:y="17.454cm">
          <draw:text-box>
            <text:p text:style-name="P2"><text:span text:style-name="T1">3s</text:span></text:p>
          </draw:text-box>
        </draw:frame>
        <draw:frame draw:style-name="gr3" draw:text-style-name="P3" draw:layer="layout" svg:width="1.044cm" svg:height="0.806cm" svg:x="0.76cm" svg:y="15.97cm">
          <draw:text-box>
            <text:p text:style-name="P2"><text:span text:style-name="T1">3p</text:span></text:p>
          </draw:text-box>
        </draw:frame>
        <draw:frame draw:style-name="gr3" draw:text-style-name="P3" draw:layer="layout" svg:width="1.044cm" svg:height="0.806cm" svg:x="0.76cm" svg:y="13.074cm">
          <draw:text-box>
            <text:p text:style-name="P2"><text:span text:style-name="T1">3d</text:span></text:p>
          </draw:text-box>
        </draw:frame>
        <draw:frame draw:style-name="gr3" draw:text-style-name="P3" draw:layer="layout" svg:width="1.014cm" svg:height="0.806cm" svg:x="0.775cm" svg:y="10.638cm">
          <draw:text-box>
            <text:p text:style-name="P2"><text:span text:style-name="T1">4s</text:span></text:p>
          </draw:text-box>
        </draw:frame>
        <draw:frame draw:style-name="gr3" draw:text-style-name="P3" draw:layer="layout" svg:width="1.044cm" svg:height="0.806cm" svg:x="0.76cm" svg:y="9.302cm">
          <draw:text-box>
            <text:p text:style-name="P2"><text:span text:style-name="T1">4p</text:span></text:p>
          </draw:text-box>
        </draw:frame>
        <draw:frame draw:style-name="gr3" draw:text-style-name="P3" draw:layer="layout" svg:width="1.044cm" svg:height="0.806cm" svg:x="0.76cm" svg:y="6.454cm">
          <draw:text-box>
            <text:p text:style-name="P2"><text:span text:style-name="T1">4d</text:span></text:p>
          </draw:text-box>
        </draw:frame>
        <draw:frame draw:style-name="gr3" draw:text-style-name="P3" draw:layer="layout" svg:width="0.908cm" svg:height="0.806cm" svg:x="0.828cm" svg:y="2.69cm">
          <draw:text-box>
            <text:p text:style-name="P2"><text:span text:style-name="T1">4f</text:span></text:p>
          </draw:text-box>
        </draw:frame>
        <draw:line draw:style-name="gr4" draw:text-style-name="P1" draw:layer="layout" svg:x1="0.535cm" svg:y1="13.38cm" svg:x2="0.535cm" svg:y2="17.19cm">
          <text:p text:style-name="P2"/>
        </draw:line>
        <draw:frame draw:style-name="gr3" draw:text-style-name="P2" draw:layer="layout" svg:width="0.925cm" svg:height="0.962cm" svg:x="-0.2cm" svg:y="14.958cm">
          <draw:text-box>
            <text:p text:style-name="P2">E</text:p>
          </draw:text-box>
        </draw:frame>
        <draw:frame draw:style-name="gr3" draw:text-style-name="P3" draw:layer="layout" svg:width="2.881cm" svg:height="1.361cm" svg:x="18.871cm" svg:y="25.619cm">
          <draw:text-box>
            <text:p text:style-name="P2"><text:span text:style-name="T1">Separated </text:span></text:p>
            <text:p text:style-name="P2"><text:span text:style-name="T1">atoms</text:span></text:p>
          </draw:text-box>
        </draw:frame>
        <draw:line draw:style-name="gr2" draw:layer="layout" svg:x1="19.844cm" svg:y1="23.426cm" svg:x2="21.114cm" svg:y2="23.426cm">
          <text:p text:style-name="P2"/>
        </draw:line>
        <draw:line draw:style-name="gr2" draw:layer="layout" svg:x1="19.87cm" svg:y1="18.87cm" svg:x2="21.14cm" svg:y2="18.87cm">
          <text:p text:style-name="P2"/>
        </draw:line>
        <draw:line draw:style-name="gr2" draw:layer="layout" svg:x1="19.77cm" svg:y1="15.47cm" svg:x2="21.04cm" svg:y2="15.47cm">
          <text:p text:style-name="P2"/>
        </draw:line>
        <draw:line draw:style-name="gr2" draw:layer="layout" svg:x1="19.77cm" svg:y1="12.102cm" svg:x2="21.04cm" svg:y2="12.102cm">
          <text:p text:style-name="P2"/>
        </draw:line>
        <draw:line draw:style-name="gr2" draw:layer="layout" svg:x1="19.77cm" svg:y1="8.714cm" svg:x2="21.04cm" svg:y2="8.714cm">
          <text:p text:style-name="P2"/>
        </draw:line>
        <draw:line draw:style-name="gr2" draw:layer="layout" svg:x1="19.692cm" svg:y1="3.602cm" svg:x2="20.962cm" svg:y2="3.602cm">
          <text:p text:style-name="P2"/>
        </draw:line>
        <draw:frame draw:style-name="gr3" draw:text-style-name="P3" draw:layer="layout" svg:width="1.014cm" svg:height="0.806cm" svg:x="19.998cm" svg:y="22.47cm">
          <draw:text-box>
            <text:p text:style-name="P2"><text:span text:style-name="T1">1s</text:span></text:p>
          </draw:text-box>
        </draw:frame>
        <draw:frame draw:style-name="gr3" draw:text-style-name="P3" draw:layer="layout" svg:width="1.014cm" svg:height="0.806cm" svg:x="19.998cm" svg:y="17.97cm">
          <draw:text-box>
            <text:p text:style-name="P2"><text:span text:style-name="T1">2s</text:span></text:p>
          </draw:text-box>
        </draw:frame>
        <draw:frame draw:style-name="gr3" draw:text-style-name="P3" draw:layer="layout" svg:width="1.044cm" svg:height="0.806cm" svg:x="19.983cm" svg:y="14.57cm">
          <draw:text-box>
            <text:p text:style-name="P2"><text:span text:style-name="T1">2p</text:span></text:p>
          </draw:text-box>
        </draw:frame>
        <draw:frame draw:style-name="gr3" draw:text-style-name="P3" draw:layer="layout" svg:width="1.014cm" svg:height="0.806cm" svg:x="19.998cm" svg:y="11.27cm">
          <draw:text-box>
            <text:p text:style-name="P2"><text:span text:style-name="T1">3s</text:span></text:p>
          </draw:text-box>
        </draw:frame>
        <draw:frame draw:style-name="gr3" draw:text-style-name="P3" draw:layer="layout" svg:width="1.044cm" svg:height="0.806cm" svg:x="19.983cm" svg:y="7.87cm">
          <draw:text-box>
            <text:p text:style-name="P2"><text:span text:style-name="T1">3p</text:span></text:p>
          </draw:text-box>
        </draw:frame>
        <draw:frame draw:style-name="gr3" draw:text-style-name="P3" draw:layer="layout" svg:width="1.044cm" svg:height="0.806cm" svg:x="19.983cm" svg:y="2.838cm">
          <draw:text-box>
            <text:p text:style-name="P2"><text:span text:style-name="T1">3d</text:span></text:p>
          </draw:text-box>
        </draw:frame>
        <draw:line draw:style-name="gr5" draw:text-style-name="P1" draw:layer="layout" svg:x1="2.75cm" svg:y1="20.666cm" svg:x2="5.453cm" svg:y2="20.666cm">
          <text:p text:style-name="P2"/>
        </draw:line>
        <draw:line draw:style-name="gr5" draw:text-style-name="P1" draw:layer="layout" svg:x1="2.743cm" svg:y1="19.777cm" svg:x2="5.34cm" svg:y2="19.779cm">
          <text:p text:style-name="P2"/>
        </draw:line>
        <draw:line draw:style-name="gr5" draw:text-style-name="P1" draw:layer="layout" svg:x1="2.008cm" svg:y1="20.186cm" svg:x2="2.743cm" svg:y2="19.777cm">
          <text:p text:style-name="P2"/>
        </draw:line>
        <draw:line draw:style-name="gr5" draw:text-style-name="P1" draw:layer="layout" svg:x1="1.945cm" svg:y1="20.229cm" svg:x2="2.75cm" svg:y2="20.676cm">
          <text:p text:style-name="P2"/>
        </draw:line>
        <draw:line draw:style-name="gr5" draw:text-style-name="P1" draw:layer="layout" svg:x1="2.727cm" svg:y1="16.394cm" svg:x2="5.34cm" svg:y2="16.392cm">
          <text:p text:style-name="P2"/>
        </draw:line>
        <draw:line draw:style-name="gr5" draw:text-style-name="P1" draw:layer="layout" svg:x1="1.924cm" svg:y1="16.819cm" svg:x2="2.727cm" svg:y2="16.392cm">
          <text:p text:style-name="P2"/>
        </draw:line>
        <draw:line draw:style-name="gr5" draw:text-style-name="P1" draw:layer="layout" svg:x1="1.941cm" svg:y1="16.862cm" svg:x2="2.728cm" svg:y2="17.262cm">
          <text:p text:style-name="P2"/>
        </draw:line>
        <draw:line draw:style-name="gr5" draw:text-style-name="P1" draw:layer="layout" svg:x1="2.728cm" svg:y1="17.262cm" svg:x2="5.715cm" svg:y2="17.272cm">
          <text:p text:style-name="P2"/>
        </draw:line>
        <draw:line draw:style-name="gr5" draw:text-style-name="P1" draw:layer="layout" svg:x1="2.711cm" svg:y1="13.027cm" svg:x2="5.308cm" svg:y2="13.019cm">
          <text:p text:style-name="P2"/>
        </draw:line>
        <draw:line draw:style-name="gr5" draw:text-style-name="P1" draw:layer="layout" svg:x1="1.94cm" svg:y1="13.972cm" svg:x2="2.646cm" svg:y2="13.068cm">
          <text:p text:style-name="P2"/>
        </draw:line>
        <draw:line draw:style-name="gr5" draw:text-style-name="P1" draw:layer="layout" svg:x1="1.941cm" svg:y1="14.027cm" svg:x2="2.696cm" svg:y2="14.944cm">
          <text:p text:style-name="P2"/>
        </draw:line>
        <draw:line draw:style-name="gr5" draw:text-style-name="P1" draw:layer="layout" svg:x1="2.975cm" svg:y1="21.638cm" svg:x2="5.427cm" svg:y2="21.638cm">
          <text:p text:style-name="P2"/>
        </draw:line>
        <draw:line draw:style-name="gr5" draw:text-style-name="P1" draw:layer="layout" svg:x1="1.905cm" svg:y1="25.4cm" svg:x2="5.427cm" svg:y2="25.37cm">
          <text:p text:style-name="P2"/>
        </draw:line>
        <draw:line draw:style-name="gr5" draw:text-style-name="P1" draw:layer="layout" svg:x1="1.975cm" svg:y1="13.97cm" svg:x2="5.275cm" svg:y2="13.955cm">
          <text:p text:style-name="P2"/>
        </draw:line>
        <draw:line draw:style-name="gr5" draw:text-style-name="P1" draw:layer="layout" svg:x1="0.823cm" svg:y1="11.568cm" svg:x2="5.327cm" svg:y2="11.57cm">
          <text:p text:style-name="P2"/>
        </draw:line>
        <draw:line draw:style-name="gr5" draw:text-style-name="P1" draw:layer="layout" svg:x1="2.642cm" svg:y1="10.576cm" svg:x2="5.243cm" svg:y2="10.534cm">
          <text:p text:style-name="P2"/>
        </draw:line>
        <draw:line draw:style-name="gr5" draw:text-style-name="P1" draw:layer="layout" svg:x1="2.711cm" svg:y1="9.627cm" svg:x2="5.275cm" svg:y2="9.599cm">
          <text:p text:style-name="P2"/>
        </draw:line>
        <draw:line draw:style-name="gr5" draw:text-style-name="P1" draw:layer="layout" svg:x1="1.94cm" svg:y1="10.072cm" svg:x2="2.711cm" svg:y2="9.627cm">
          <text:p text:style-name="P2"/>
        </draw:line>
        <draw:line draw:style-name="gr5" draw:text-style-name="P1" draw:layer="layout" svg:x1="1.952cm" svg:y1="10.118cm" svg:x2="2.618cm" svg:y2="10.576cm">
          <text:p text:style-name="P2"/>
        </draw:line>
        <draw:line draw:style-name="gr5" draw:text-style-name="P1" draw:layer="layout" svg:x1="2.71cm" svg:y1="8.125cm" svg:x2="5.259cm" svg:y2="8.131cm">
          <text:p text:style-name="P2"/>
        </draw:line>
        <draw:line draw:style-name="gr5" draw:text-style-name="P1" draw:layer="layout" svg:x1="2.611cm" svg:y1="6.328cm" svg:x2="5.227cm" svg:y2="6.324cm">
          <text:p text:style-name="P2"/>
        </draw:line>
        <draw:line draw:style-name="gr5" draw:text-style-name="P1" draw:layer="layout" svg:x1="1.871cm" svg:y1="7.27cm" svg:x2="2.611cm" svg:y2="6.328cm">
          <text:p text:style-name="P2"/>
        </draw:line>
        <draw:line draw:style-name="gr5" draw:text-style-name="P1" draw:layer="layout" svg:x1="1.968cm" svg:y1="7.27cm" svg:x2="2.71cm" svg:y2="8.173cm">
          <text:p text:style-name="P2"/>
        </draw:line>
        <draw:line draw:style-name="gr5" draw:text-style-name="P1" draw:layer="layout" svg:x1="1.871cm" svg:y1="7.27cm" svg:x2="5.211cm" svg:y2="7.228cm">
          <text:p text:style-name="P2"/>
        </draw:line>
        <draw:line draw:style-name="gr5" draw:text-style-name="P1" draw:layer="layout" svg:x1="2.71cm" svg:y1="4.842cm" svg:x2="5.243cm" svg:y2="4.808cm">
          <text:p text:style-name="P2"/>
        </draw:line>
        <draw:line draw:style-name="gr5" draw:text-style-name="P1" draw:layer="layout" svg:x1="2.611cm" svg:y1="2.029cm" svg:x2="5.215cm" svg:y2="2.037cm">
          <text:p text:style-name="P2"/>
        </draw:line>
        <draw:line draw:style-name="gr5" draw:text-style-name="P1" draw:layer="layout" svg:x1="1.92cm" svg:y1="3.47cm" svg:x2="2.611cm" svg:y2="2.029cm">
          <text:p text:style-name="P2"/>
        </draw:line>
        <draw:line draw:style-name="gr5" draw:text-style-name="P1" draw:layer="layout" svg:x1="1.888cm" svg:y1="3.47cm" svg:x2="2.678cm" svg:y2="4.874cm">
          <text:p text:style-name="P2"/>
        </draw:line>
        <draw:line draw:style-name="gr5" draw:text-style-name="P1" draw:layer="layout" svg:x1="2.662cm" svg:y1="3.974cm" svg:x2="5.243cm" svg:y2="3.974cm">
          <text:p text:style-name="P2"/>
        </draw:line>
        <draw:line draw:style-name="gr5" draw:text-style-name="P1" draw:layer="layout" svg:x1="2.611cm" svg:y1="3.029cm" svg:x2="5.163cm" svg:y2="2.985cm">
          <text:p text:style-name="P2"/>
        </draw:line>
        <draw:line draw:style-name="gr5" draw:text-style-name="P1" draw:layer="layout" svg:x1="1.92cm" svg:y1="3.47cm" svg:x2="2.611cm" svg:y2="3.029cm">
          <text:p text:style-name="P2"/>
        </draw:line>
        <draw:line draw:style-name="gr5" draw:text-style-name="P1" draw:layer="layout" svg:x1="1.92cm" svg:y1="3.47cm" svg:x2="2.678cm" svg:y2="3.974cm">
          <text:p text:style-name="P2"/>
        </draw:line>
        <draw:line draw:style-name="gr5" draw:text-style-name="P1" draw:layer="layout" svg:x1="19.102cm" svg:y1="23.771cm" svg:x2="16.441cm" svg:y2="23.771cm">
          <text:p text:style-name="P2"/>
        </draw:line>
        <draw:line draw:style-name="gr5" draw:text-style-name="P1" draw:layer="layout" svg:x1="18.989cm" svg:y1="22.989cm" svg:x2="16.505cm" svg:y2="22.989cm">
          <text:p text:style-name="P2"/>
        </draw:line>
        <draw:line draw:style-name="gr5" draw:text-style-name="P1" draw:layer="layout" svg:x1="19.816cm" svg:y1="23.371cm" svg:x2="18.989cm" svg:y2="22.989cm">
          <text:p text:style-name="P2"/>
        </draw:line>
        <draw:line draw:style-name="gr5" draw:text-style-name="P1" draw:layer="layout" svg:x1="19.815cm" svg:y1="23.426cm" svg:x2="19.102cm" svg:y2="23.747cm">
          <text:p text:style-name="P2"/>
        </draw:line>
        <draw:line draw:style-name="gr5" draw:text-style-name="P1" draw:layer="layout" svg:x1="18.973cm" svg:y1="19.279cm" svg:x2="16.441cm" svg:y2="19.272cm">
          <text:p text:style-name="P2"/>
        </draw:line>
        <draw:line draw:style-name="gr5" draw:text-style-name="P1" draw:layer="layout" svg:x1="19.05cm" svg:y1="18.359cm" svg:x2="16.44cm" svg:y2="18.359cm">
          <text:p text:style-name="P2"/>
        </draw:line>
        <draw:line draw:style-name="gr5" draw:text-style-name="P1" draw:layer="layout" svg:x1="19.87cm" svg:y1="18.87cm" svg:x2="19.05cm" svg:y2="18.327cm">
          <text:p text:style-name="P2"/>
        </draw:line>
        <draw:line draw:style-name="gr5" draw:text-style-name="P1" draw:layer="layout" svg:x1="19.779cm" svg:y1="18.87cm" svg:x2="18.973cm" svg:y2="19.279cm">
          <text:p text:style-name="P2"/>
        </draw:line>
        <draw:line draw:style-name="gr5" draw:text-style-name="P1" draw:layer="layout" svg:x1="19.021cm" svg:y1="16.843cm" svg:x2="16.325cm" svg:y2="16.843cm">
          <text:p text:style-name="P2"/>
        </draw:line>
        <draw:line draw:style-name="gr5" draw:text-style-name="P1" draw:layer="layout" svg:x1="18.94cm" svg:y1="14.036cm" svg:x2="16.44cm" svg:y2="14.03cm">
          <text:p text:style-name="P2"/>
        </draw:line>
        <draw:line draw:style-name="gr5" draw:text-style-name="P1" draw:layer="layout" svg:x1="19.716cm" svg:y1="15.475cm" svg:x2="18.94cm" svg:y2="14.036cm">
          <text:p text:style-name="P2"/>
        </draw:line>
        <draw:line draw:style-name="gr5" draw:text-style-name="P1" draw:layer="layout" svg:x1="19.715cm" svg:y1="15.43cm" svg:x2="19.021cm" svg:y2="16.843cm">
          <text:p text:style-name="P2"/>
        </draw:line>
        <draw:line draw:style-name="gr5" draw:text-style-name="P1" draw:layer="layout" svg:x1="19.004cm" svg:y1="15.907cm" svg:x2="16.441cm" svg:y2="15.875cm">
          <text:p text:style-name="P2"/>
        </draw:line>
        <draw:line draw:style-name="gr5" draw:text-style-name="P1" draw:layer="layout" svg:x1="19.037cm" svg:y1="15.003cm" svg:x2="16.44cm" svg:y2="15.03cm">
          <text:p text:style-name="P2"/>
        </draw:line>
        <draw:line draw:style-name="gr5" draw:text-style-name="P1" draw:layer="layout" svg:x1="19.716cm" svg:y1="15.475cm" svg:x2="19.037cm" svg:y2="15.003cm">
          <text:p text:style-name="P2"/>
        </draw:line>
        <draw:line draw:style-name="gr5" draw:text-style-name="P1" draw:layer="layout" svg:x1="19.715cm" svg:y1="15.43cm" svg:x2="19.021cm" svg:y2="15.875cm">
          <text:p text:style-name="P2"/>
        </draw:line>
        <draw:line draw:style-name="gr5" draw:text-style-name="P1" draw:layer="layout" svg:x1="18.892cm" svg:y1="12.551cm" svg:x2="16.341cm" svg:y2="12.573cm">
          <text:p text:style-name="P2"/>
        </draw:line>
        <draw:line draw:style-name="gr5" draw:text-style-name="P1" draw:layer="layout" svg:x1="18.957cm" svg:y1="11.6cm" svg:x2="16.34cm" svg:y2="11.628cm">
          <text:p text:style-name="P2"/>
        </draw:line>
        <draw:line draw:style-name="gr5" draw:text-style-name="P1" draw:layer="layout" svg:x1="19.716cm" svg:y1="12.073cm" svg:x2="18.957cm" svg:y2="11.6cm">
          <text:p text:style-name="P2"/>
        </draw:line>
        <draw:line draw:style-name="gr5" draw:text-style-name="P1" draw:layer="layout" svg:x1="19.715cm" svg:y1="12.128cm" svg:x2="18.892cm" svg:y2="12.551cm">
          <text:p text:style-name="P2"/>
        </draw:line>
        <draw:line draw:style-name="gr5" draw:text-style-name="P1" draw:layer="layout" svg:x1="18.876cm" svg:y1="9.179cm" svg:x2="16.341cm" svg:y2="9.176cm">
          <text:p text:style-name="P2"/>
        </draw:line>
        <draw:line draw:style-name="gr5" draw:text-style-name="P1" draw:layer="layout" svg:x1="18.957cm" svg:y1="7.405cm" svg:x2="16.34cm" svg:y2="7.431cm">
          <text:p text:style-name="P2"/>
        </draw:line>
        <draw:line draw:style-name="gr5" draw:text-style-name="P1" draw:layer="layout" svg:x1="19.716cm" svg:y1="8.712cm" svg:x2="18.957cm" svg:y2="7.431cm">
          <text:p text:style-name="P2"/>
        </draw:line>
        <draw:line draw:style-name="gr5" draw:text-style-name="P1" draw:layer="layout" svg:x1="19.715cm" svg:y1="8.731cm" svg:x2="18.877cm" svg:y2="10.148cm">
          <text:p text:style-name="P2"/>
        </draw:line>
        <draw:line draw:style-name="gr5" draw:text-style-name="P1" draw:layer="layout" svg:x1="18.246cm" svg:y1="11.576cm" svg:x2="16.341cm" svg:y2="11.576cm">
          <text:p text:style-name="P2"/>
        </draw:line>
        <draw:line draw:style-name="gr5" draw:text-style-name="P1" draw:layer="layout" svg:x1="18.892cm" svg:y1="8.26cm" svg:x2="16.34cm" svg:y2="8.263cm">
          <text:p text:style-name="P2"/>
        </draw:line>
        <draw:line draw:style-name="gr5" draw:text-style-name="P1" draw:layer="layout" svg:x1="19.716cm" svg:y1="8.676cm" svg:x2="18.892cm" svg:y2="8.263cm">
          <text:p text:style-name="P2"/>
        </draw:line>
        <draw:line draw:style-name="gr5" draw:text-style-name="P1" draw:layer="layout" svg:x1="19.715cm" svg:y1="8.731cm" svg:x2="18.876cm" svg:y2="9.179cm">
          <text:p text:style-name="P2"/>
        </draw:line>
        <draw:line draw:style-name="gr5" draw:text-style-name="P1" draw:layer="layout" svg:x1="18.892cm" svg:y1="5.888cm" svg:x2="16.341cm" svg:y2="5.925cm">
          <text:p text:style-name="P2"/>
        </draw:line>
        <draw:line draw:style-name="gr5" draw:text-style-name="P1" draw:layer="layout" svg:x1="19.666cm" svg:y1="3.549cm" svg:x2="18.745cm" svg:y2="2.184cm">
          <text:p text:style-name="P2"/>
        </draw:line>
        <draw:line draw:style-name="gr5" draw:text-style-name="P1" draw:layer="layout" svg:x1="19.631cm" svg:y1="3.636cm" svg:x2="18.893cm" svg:y2="5.026cm">
          <text:p text:style-name="P2"/>
        </draw:line>
        <draw:line draw:style-name="gr5" draw:text-style-name="P1" draw:layer="layout" svg:x1="19.666cm" svg:y1="3.549cm" svg:x2="18.813cm" svg:y2="2.984cm">
          <text:p text:style-name="P2"/>
        </draw:line>
        <draw:line draw:style-name="gr5" draw:text-style-name="P1" draw:layer="layout" svg:x1="19.666cm" svg:y1="3.549cm" svg:x2="18.794cm" svg:y2="4.122cm">
          <text:p text:style-name="P2"/>
        </draw:line>
        <draw:line draw:style-name="gr5" draw:text-style-name="P1" draw:layer="layout" svg:x1="18.777cm" svg:y1="1.232cm" svg:x2="19.666cm" svg:y2="3.549cm">
          <text:p text:style-name="P2"/>
        </draw:line>
        <draw:line draw:style-name="gr5" draw:text-style-name="P1" draw:layer="layout" svg:x1="18.892cm" svg:y1="5.888cm" svg:x2="19.681cm" svg:y2="3.632cm">
          <text:p text:style-name="P2"/>
        </draw:line>
        <draw:line draw:style-name="gr6" draw:text-style-name="P1" draw:layer="layout" svg:x1="6.02cm" svg:y1="26.705cm" svg:x2="11.1cm" svg:y2="26.705cm">
          <text:p text:style-name="P2"/>
        </draw:line>
        <draw:frame draw:style-name="gr3" draw:text-style-name="P2" draw:layer="layout" svg:width="0.959cm" svg:height="0.962cm" svg:x="8.008cm" svg:y="26.57cm">
          <draw:text-box>
            <text:p text:style-name="P2">R</text:p>
          </draw:text-box>
        </draw:frame>
        <draw:line draw:style-name="gr5" draw:text-style-name="P1" draw:layer="layout" svg:x1="5.427cm" svg:y1="25.37cm" svg:x2="16.472cm" svg:y2="23.764cm">
          <text:p text:style-name="P2"/>
        </draw:line>
        <draw:line draw:style-name="gr5" draw:text-style-name="P1" draw:layer="layout" svg:x1="5.427cm" svg:y1="21.602cm" svg:x2="16.441cm" svg:y2="19.279cm">
          <text:p text:style-name="P2"/>
        </draw:line>
        <draw:line draw:style-name="gr5" draw:text-style-name="P1" draw:layer="layout" svg:x1="5.453cm" svg:y1="20.666cm" svg:x2="16.505cm" svg:y2="22.989cm">
          <text:p text:style-name="P2"/>
        </draw:line>
        <draw:line draw:style-name="gr5" draw:text-style-name="P1" draw:layer="layout" svg:x1="5.372cm" svg:y1="18.311cm" svg:x2="16.341cm" svg:y2="16.843cm">
          <text:p text:style-name="P2"/>
        </draw:line>
        <draw:line draw:style-name="gr5" draw:text-style-name="P1" draw:layer="layout" svg:x1="5.34cm" svg:y1="19.777cm" svg:x2="16.441cm" svg:y2="15.875cm">
          <text:p text:style-name="P2"/>
        </draw:line>
        <draw:line draw:style-name="gr5" draw:text-style-name="P1" draw:layer="layout" svg:x1="5.615cm" svg:y1="17.271cm" svg:x2="16.51cm" svg:y2="18.359cm">
          <text:p text:style-name="P2"/>
        </draw:line>
        <draw:line draw:style-name="gr5" draw:text-style-name="P1" draw:layer="layout" svg:x1="5.34cm" svg:y1="16.392cm" svg:x2="16.34cm" svg:y2="9.179cm">
          <text:p text:style-name="P2"/>
        </draw:line>
        <draw:line draw:style-name="gr5" draw:text-style-name="P1" draw:layer="layout" svg:x1="5.34cm" svg:y1="14.946cm" svg:x2="16.34cm" svg:y2="12.573cm">
          <text:p text:style-name="P2"/>
        </draw:line>
        <draw:line draw:style-name="gr5" draw:text-style-name="P1" draw:layer="layout" svg:x1="5.263cm" svg:y1="13.97cm" svg:x2="16.424cm" svg:y2="15.003cm">
          <text:p text:style-name="P2"/>
        </draw:line>
        <draw:line draw:style-name="gr5" draw:text-style-name="P1" draw:layer="layout" svg:x1="5.315cm" svg:y1="13.027cm" svg:x2="16.343cm" svg:y2="4.122cm">
          <text:p text:style-name="P2"/>
        </draw:line>
        <draw:line draw:style-name="gr5" draw:text-style-name="P1" draw:layer="layout" svg:x1="5.215cm" svg:y1="11.57cm" svg:x2="16.342cm" svg:y2="10.145cm">
          <text:p text:style-name="P2"/>
        </draw:line>
        <draw:line draw:style-name="gr5" draw:text-style-name="P1" draw:layer="layout" svg:x1="5.263cm" svg:y1="10.54cm" svg:x2="16.424cm" svg:y2="14.036cm">
          <text:p text:style-name="P2"/>
        </draw:line>
        <draw:line draw:style-name="gr5" draw:text-style-name="P1" draw:layer="layout" svg:x1="5.275cm" svg:y1="9.627cm" svg:x2="16.374cm" svg:y2="5.029cm">
          <text:p text:style-name="P2"/>
        </draw:line>
        <draw:line draw:style-name="gr5" draw:text-style-name="P1" draw:layer="layout" svg:x1="5.279cm" svg:y1="8.105cm" svg:x2="16.374cm" svg:y2="5.925cm">
          <text:p text:style-name="P2"/>
        </draw:line>
        <draw:line draw:style-name="gr5" draw:text-style-name="P1" draw:layer="layout" svg:x1="5.211cm" svg:y1="7.228cm" svg:x2="16.356cm" svg:y2="8.263cm">
          <text:p text:style-name="P2"/>
        </draw:line>
        <draw:line draw:style-name="gr5" draw:text-style-name="P1" draw:layer="layout" svg:x1="5.227cm" svg:y1="6.36cm" svg:x2="11cm" svg:y2="1.074cm">
          <text:p text:style-name="P2"/>
        </draw:line>
        <draw:line draw:style-name="gr5" draw:text-style-name="P1" draw:layer="layout" svg:x1="5.243cm" svg:y1="4.808cm" svg:x2="16.442cm" svg:y2="11.628cm">
          <text:p text:style-name="P2"/>
        </draw:line>
        <draw:line draw:style-name="gr5" draw:text-style-name="P1" draw:layer="layout" svg:x1="5.215cm" svg:y1="3.974cm" svg:x2="11.417cm" svg:y2="0.625cm">
          <text:p text:style-name="P2"/>
        </draw:line>
        <draw:line draw:style-name="gr5" draw:text-style-name="P1" draw:layer="layout" svg:x1="5.163cm" svg:y1="2.985cm" svg:x2="16.341cm" svg:y2="2.964cm">
          <text:p text:style-name="P2"/>
        </draw:line>
        <draw:line draw:style-name="gr5" draw:text-style-name="P1" draw:layer="layout" svg:x1="5.199cm" svg:y1="2.037cm" svg:x2="6.767cm" svg:y2="0.994cm">
          <text:p text:style-name="P2"/>
        </draw:line>
        <draw:line draw:style-name="gr5" draw:text-style-name="P1" draw:layer="layout" svg:x1="16.34cm" svg:y1="2.184cm" svg:x2="12.395cm" svg:y2="0.705cm">
          <text:p text:style-name="P2"/>
        </draw:line>
        <draw:line draw:style-name="gr5" draw:text-style-name="P1" draw:layer="layout" svg:x1="16.34cm" svg:y1="1.232cm" svg:x2="14.304cm" svg:y2="0.304cm">
          <text:p text:style-name="P2"/>
        </draw:line>
        <draw:line draw:style-name="gr5" draw:text-style-name="P1" draw:layer="layout" svg:x1="16.34cm" svg:y1="7.431cm" svg:x2="8.627cm" svg:y2="0.834cm">
          <text:p text:style-name="P2"/>
        </draw:line>
        <draw:line draw:style-name="gr5" draw:text-style-name="P1" draw:layer="layout" svg:x1="18.877cm" svg:y1="10.148cm" svg:x2="16.342cm" svg:y2="10.145cm">
          <text:p text:style-name="P2"/>
        </draw:line>
        <draw:line draw:style-name="gr5" draw:text-style-name="P1" draw:layer="layout" svg:x1="18.893cm" svg:y1="4.989cm" svg:x2="16.342cm" svg:y2="5.026cm">
          <text:p text:style-name="P2"/>
        </draw:line>
        <draw:line draw:style-name="gr5" draw:text-style-name="P1" draw:layer="layout" svg:x1="18.794cm" svg:y1="4.122cm" svg:x2="16.343cm" svg:y2="4.122cm">
          <text:p text:style-name="P2"/>
        </draw:line>
        <draw:line draw:style-name="gr5" draw:text-style-name="P1" draw:layer="layout" svg:x1="18.795cm" svg:y1="2.954cm" svg:x2="16.344cm" svg:y2="2.954cm">
          <text:p text:style-name="P2"/>
        </draw:line>
        <draw:line draw:style-name="gr5" draw:text-style-name="P1" draw:layer="layout" svg:x1="18.814cm" svg:y1="2.194cm" svg:x2="16.263cm" svg:y2="2.194cm">
          <text:p text:style-name="P2"/>
        </draw:line>
        <draw:line draw:style-name="gr5" draw:text-style-name="P1" draw:layer="layout" svg:x1="18.745cm" svg:y1="1.221cm" svg:x2="16.314cm" svg:y2="1.221cm">
          <text:p text:style-name="P2"/>
        </draw:line>
        <draw:line draw:style-name="gr5" draw:text-style-name="P1" draw:layer="layout" svg:x1="2.696cm" svg:y1="14.946cm" svg:x2="5.309cm" svg:y2="14.944cm">
          <text:p text:style-name="P2"/>
        </draw:line>
        <draw:line draw:style-name="gr7" draw:text-style-name="P1" draw:layer="layout" svg:x1="8.639cm" svg:y1="14.223cm" svg:x2="8.718cm" svg:y2="25.532cm">
          <text:p text:style-name="P2"/>
        </draw:line>
        <draw:line draw:style-name="gr7" draw:text-style-name="P1" draw:layer="layout" svg:x1="11.369cm" svg:y1="14.524cm" svg:x2="11.435cm" svg:y2="25.671cm">
          <text:p text:style-name="P2"/>
        </draw:line>
        <draw:line draw:style-name="gr7" draw:text-style-name="P1" draw:layer="layout" svg:x1="11.713cm" svg:y1="14.51cm" svg:x2="11.779cm" svg:y2="25.657cm">
          <text:p text:style-name="P2"/>
        </draw:line>
        <draw:line draw:style-name="gr7" draw:text-style-name="P1" draw:layer="layout" svg:x1="12.839cm" svg:y1="13.524cm" svg:x2="12.924cm" svg:y2="25.497cm">
          <text:p text:style-name="P2"/>
        </draw:line>
        <draw:line draw:style-name="gr7" draw:text-style-name="P1" draw:layer="layout" svg:x1="15.73cm" svg:y1="10.247cm" svg:x2="15.877cm" svg:y2="25.371cm">
          <text:p text:style-name="P2"/>
        </draw:line>
        <draw:frame draw:style-name="gr8" draw:layer="layout" svg:width="1.158cm" svg:height="1.114cm" svg:x="8.275cm" svg:y="25.2cm">
          <draw:text-box>
            <text:p text:style-name="P2">H<text:span text:style-name="T2">2</text:span></text:p>
          </draw:text-box>
        </draw:frame>
        <draw:frame draw:style-name="gr8" draw:layer="layout" svg:width="1.192cm" svg:height="1.114cm" svg:x="10.827cm" svg:y="25.2cm">
          <draw:text-box>
            <text:p text:style-name="P2">Li<text:span text:style-name="T3">2</text:span></text:p>
          </draw:text-box>
        </draw:frame>
        <draw:frame draw:style-name="gr8" draw:layer="layout" svg:width="1.158cm" svg:height="2.84cm" svg:x="11.53cm" svg:y="25.2cm">
          <draw:text-box>
            <text:p text:style-name="P2">C<text:span text:style-name="T3">2</text:span></text:p>
            <text:p text:style-name="P2"><text:span text:style-name="T4">N</text:span><text:span text:style-name="T3">2</text:span></text:p>
            <text:p text:style-name="P2"><text:span text:style-name="T4">B</text:span><text:span text:style-name="T3">2</text:span></text:p>
          </draw:text-box>
        </draw:frame>
        <draw:frame draw:style-name="gr8" draw:layer="layout" svg:width="1.196cm" svg:height="1.977cm" svg:x="12.47cm" svg:y="25.2cm">
          <draw:text-box>
            <text:p text:style-name="P2">O<text:span text:style-name="T3">2</text:span></text:p>
            <text:p text:style-name="P2"><text:span text:style-name="T4">F</text:span><text:span text:style-name="T3">2</text:span></text:p>
          </draw:text-box>
        </draw:frame>
        <draw:frame draw:style-name="gr8" draw:layer="layout" svg:width="1.51cm" svg:height="1.114cm" svg:x="15.2cm" svg:y="25.4cm">
          <draw:text-box>
            <text:p text:style-name="P2">Ne<text:span text:style-name="T3">2</text:span></text:p>
          </draw:text-box>
        </draw:frame>
        <draw:frame draw:style-name="gr8" draw:layer="layout" svg:width="1.078cm" svg:height="1.177cm" svg:x="17.076cm" svg:y="0.105cm">
          <draw:text-box>
            <text:p text:style-name="P2"><text:span text:style-name="T5">s</text:span><text:span text:style-name="T3">g</text:span></text:p>
          </draw:text-box>
        </draw:frame>
        <draw:frame draw:style-name="gr8" draw:layer="layout" svg:width="1.044cm" svg:height="1.177cm" svg:x="17.093cm" svg:y="1.106cm">
          <draw:text-box>
            <text:p text:style-name="P2"><text:span text:style-name="T6">p</text:span><text:span text:style-name="T3">g</text:span></text:p>
          </draw:text-box>
        </draw:frame>
        <draw:frame draw:style-name="gr8" draw:layer="layout" svg:width="1.01cm" svg:height="1.177cm" svg:x="17.11cm" svg:y="1.955cm">
          <draw:text-box>
            <text:p text:style-name="P2"><text:span text:style-name="T6">d</text:span><text:span text:style-name="T7">u</text:span></text:p>
          </draw:text-box>
        </draw:frame>
        <draw:frame draw:style-name="gr8" draw:layer="layout" svg:width="1.01cm" svg:height="1.177cm" svg:x="17.11cm" svg:y="3.006cm">
          <draw:text-box>
            <text:p text:style-name="P2"><text:span text:style-name="T6">d</text:span><text:span text:style-name="T3">g</text:span></text:p>
          </draw:text-box>
        </draw:frame>
        <draw:frame draw:style-name="gr8" draw:layer="layout" svg:width="1.044cm" svg:height="1.177cm" svg:x="17.093cm" svg:y="4.007cm">
          <draw:text-box>
            <text:p text:style-name="P2"><text:span text:style-name="T6">p</text:span><text:span text:style-name="T7">u</text:span></text:p>
          </draw:text-box>
        </draw:frame>
        <draw:frame draw:style-name="gr8" draw:layer="layout" svg:width="1.078cm" svg:height="1.177cm" svg:x="17.076cm" svg:y="4.856cm">
          <draw:text-box>
            <text:p text:style-name="P2"><text:span text:style-name="T6">s</text:span><text:span text:style-name="T7">g</text:span></text:p>
          </draw:text-box>
        </draw:frame>
        <draw:frame draw:style-name="gr8" draw:layer="layout" svg:width="1.078cm" svg:height="1.177cm" svg:x="17.076cm" svg:y="6.307cm">
          <draw:text-box>
            <text:p text:style-name="P2"><text:span text:style-name="T5">s</text:span><text:span text:style-name="T7">u</text:span></text:p>
          </draw:text-box>
        </draw:frame>
        <draw:frame draw:style-name="gr8" draw:layer="layout" svg:width="1.044cm" svg:height="1.177cm" svg:x="17.093cm" svg:y="7.169cm">
          <draw:text-box>
            <text:p text:style-name="P2"><text:span text:style-name="T6">p</text:span><text:span text:style-name="T7">g</text:span></text:p>
          </draw:text-box>
        </draw:frame>
        <draw:frame draw:style-name="gr8" draw:layer="layout" svg:width="1.044cm" svg:height="1.177cm" svg:x="17.093cm" svg:y="8.07cm">
          <draw:text-box>
            <text:p text:style-name="P2"><text:span text:style-name="T6">p</text:span><text:span text:style-name="T7">u</text:span></text:p>
          </draw:text-box>
        </draw:frame>
        <draw:frame draw:style-name="gr8" draw:layer="layout" svg:width="1.078cm" svg:height="1.177cm" svg:x="17.076cm" svg:y="9.032cm">
          <draw:text-box>
            <text:p text:style-name="P2"><text:span text:style-name="T6">s</text:span><text:span text:style-name="T7">g</text:span></text:p>
          </draw:text-box>
        </draw:frame>
        <draw:frame draw:style-name="gr8" draw:layer="layout" svg:width="1.078cm" svg:height="1.177cm" svg:x="17.076cm" svg:y="11.455cm">
          <draw:text-box>
            <text:p text:style-name="P2"><text:span text:style-name="T6">s</text:span><text:span text:style-name="T7">g</text:span></text:p>
          </draw:text-box>
        </draw:frame>
        <draw:frame draw:style-name="gr8" draw:layer="layout" svg:width="1.078cm" svg:height="1.177cm" svg:x="17.076cm" svg:y="10.468cm">
          <draw:text-box>
            <text:p text:style-name="P2"><text:span text:style-name="T6">s</text:span><text:span text:style-name="T7">u</text:span></text:p>
          </draw:text-box>
        </draw:frame>
        <draw:frame draw:style-name="gr8" draw:layer="layout" svg:width="1.078cm" svg:height="1.177cm" svg:x="17.076cm" svg:y="12.969cm">
          <draw:text-box>
            <text:p text:style-name="P2"><text:span text:style-name="T6">s</text:span><text:span text:style-name="T7">u</text:span></text:p>
          </draw:text-box>
        </draw:frame>
        <draw:frame draw:style-name="gr8" draw:layer="layout" svg:width="1.044cm" svg:height="1.177cm" svg:x="17.093cm" svg:y="13.869cm">
          <draw:text-box>
            <text:p text:style-name="P2"><text:span text:style-name="T6">p</text:span><text:span text:style-name="T7">g</text:span></text:p>
          </draw:text-box>
        </draw:frame>
        <draw:frame draw:style-name="gr8" draw:layer="layout" svg:width="1.044cm" svg:height="1.177cm" svg:x="17.093cm" svg:y="14.87cm">
          <draw:text-box>
            <text:p text:style-name="P2"><text:span text:style-name="T6">p</text:span><text:span text:style-name="T7">u</text:span></text:p>
          </draw:text-box>
        </draw:frame>
        <draw:frame draw:style-name="gr8" draw:layer="layout" svg:width="1.078cm" svg:height="1.177cm" svg:x="17.076cm" svg:y="15.706cm">
          <draw:text-box>
            <text:p text:style-name="P2"><text:span text:style-name="T6">s</text:span><text:span text:style-name="T7">g</text:span></text:p>
          </draw:text-box>
        </draw:frame>
        <draw:frame draw:style-name="gr8" draw:layer="layout" svg:width="1.078cm" svg:height="1.177cm" svg:x="17.076cm" svg:y="17.27cm">
          <draw:text-box>
            <text:p text:style-name="P2"><text:span text:style-name="T6">s</text:span><text:span text:style-name="T7">u</text:span></text:p>
          </draw:text-box>
        </draw:frame>
        <draw:frame draw:style-name="gr8" draw:layer="layout" svg:width="1.078cm" svg:height="1.177cm" svg:x="17.076cm" svg:y="18.159cm">
          <draw:text-box>
            <text:p text:style-name="P2"><text:span text:style-name="T6">s</text:span><text:span text:style-name="T7">g</text:span></text:p>
          </draw:text-box>
        </draw:frame>
        <draw:frame draw:style-name="gr8" draw:layer="layout" svg:width="1.078cm" svg:height="1.177cm" svg:x="17.076cm" svg:y="22.673cm">
          <draw:text-box>
            <text:p text:style-name="P2"><text:span text:style-name="T6">s</text:span><text:span text:style-name="T7">g</text:span></text:p>
          </draw:text-box>
        </draw:frame>
        <draw:frame draw:style-name="gr8" draw:layer="layout" svg:width="1.078cm" svg:height="1.177cm" svg:x="17.076cm" svg:y="21.932cm">
          <draw:text-box>
            <text:p text:style-name="P2"><text:span text:style-name="T6">s</text:span><text:span text:style-name="T7">u</text:span></text:p>
          </draw:text-box>
        </draw:frame>
        <draw:frame draw:style-name="gr8" draw:layer="layout" svg:width="1.078cm" svg:height="1.177cm" svg:x="3.418cm" svg:y="24.239cm">
          <draw:text-box>
            <text:p text:style-name="P2"><text:span text:style-name="T6">s</text:span><text:span text:style-name="T7">g</text:span></text:p>
          </draw:text-box>
        </draw:frame>
        <draw:frame draw:style-name="gr8" draw:layer="layout" svg:width="1.078cm" svg:height="1.177cm" svg:x="3.418cm" svg:y="19.607cm">
          <draw:text-box>
            <text:p text:style-name="P2"><text:span text:style-name="T6">s</text:span><text:span text:style-name="T7">u</text:span></text:p>
          </draw:text-box>
        </draw:frame>
        <draw:frame draw:style-name="gr8" draw:layer="layout" svg:width="1.078cm" svg:height="1.177cm" svg:x="3.418cm" svg:y="20.499cm">
          <draw:text-box>
            <text:p text:style-name="P2"><text:span text:style-name="T6">s</text:span><text:span text:style-name="T7">g</text:span></text:p>
          </draw:text-box>
        </draw:frame>
        <draw:frame draw:style-name="gr8" draw:layer="layout" svg:width="1.044cm" svg:height="1.177cm" svg:x="3.435cm" svg:y="18.706cm">
          <draw:text-box>
            <text:p text:style-name="P2"><text:span text:style-name="T6">p</text:span><text:span text:style-name="T7">u</text:span></text:p>
          </draw:text-box>
        </draw:frame>
        <draw:frame draw:style-name="gr8" draw:layer="layout" svg:width="1.078cm" svg:height="1.177cm" svg:x="3.418cm" svg:y="17.207cm">
          <draw:text-box>
            <text:p text:style-name="P2"><text:span text:style-name="T6">s</text:span><text:span text:style-name="T7">g</text:span></text:p>
          </draw:text-box>
        </draw:frame>
        <draw:frame draw:style-name="gr8" draw:layer="layout" svg:width="1.078cm" svg:height="1.177cm" svg:x="3.418cm" svg:y="16.202cm">
          <draw:text-box>
            <text:p text:style-name="P2"><text:span text:style-name="T6">s</text:span><text:span text:style-name="T7">u</text:span></text:p>
          </draw:text-box>
        </draw:frame>
        <draw:frame draw:style-name="gr8" draw:layer="layout" svg:width="1.044cm" svg:height="1.177cm" svg:x="3.435cm" svg:y="15.345cm">
          <draw:text-box>
            <text:p text:style-name="P2"><text:span text:style-name="T6">p</text:span><text:span text:style-name="T7">u</text:span></text:p>
          </draw:text-box>
        </draw:frame>
        <draw:frame draw:style-name="gr8" draw:layer="layout" svg:width="1.078cm" svg:height="1.177cm" svg:x="3.418cm" svg:y="13.808cm">
          <draw:text-box>
            <text:p text:style-name="P2"><text:span text:style-name="T6">s</text:span><text:span text:style-name="T7">g</text:span></text:p>
          </draw:text-box>
        </draw:frame>
        <draw:frame draw:style-name="gr8" draw:layer="layout" svg:width="1.044cm" svg:height="1.177cm" svg:x="3.435cm" svg:y="12.844cm">
          <draw:text-box>
            <text:p text:style-name="P2"><text:span text:style-name="T6">p</text:span><text:span text:style-name="T7">g</text:span></text:p>
          </draw:text-box>
        </draw:frame>
        <draw:frame draw:style-name="gr8" draw:layer="layout" svg:width="1.01cm" svg:height="1.177cm" svg:x="3.452cm" svg:y="11.916cm">
          <draw:text-box>
            <text:p text:style-name="P2"><text:span text:style-name="T6">d</text:span><text:span text:style-name="T3">g</text:span></text:p>
          </draw:text-box>
        </draw:frame>
        <draw:frame draw:style-name="gr8" draw:layer="layout" svg:width="1.078cm" svg:height="1.177cm" svg:x="3.227cm" svg:y="10.459cm">
          <draw:text-box>
            <text:p text:style-name="P2"><text:span text:style-name="T6">s</text:span><text:span text:style-name="T7">g</text:span></text:p>
          </draw:text-box>
        </draw:frame>
        <draw:frame draw:style-name="gr8" draw:layer="layout" svg:width="1.078cm" svg:height="1.177cm" svg:x="3.418cm" svg:y="9.483cm">
          <draw:text-box>
            <text:p text:style-name="P2"><text:span text:style-name="T6">s</text:span><text:span text:style-name="T7">u</text:span></text:p>
          </draw:text-box>
        </draw:frame>
        <draw:frame draw:style-name="gr8" draw:layer="layout" svg:width="1.044cm" svg:height="1.177cm" svg:x="3.435cm" svg:y="8.521cm">
          <draw:text-box>
            <text:p text:style-name="P2"><text:span text:style-name="T6">p</text:span><text:span text:style-name="T7">u</text:span></text:p>
          </draw:text-box>
        </draw:frame>
        <draw:frame draw:style-name="gr8" draw:layer="layout" svg:width="1.078cm" svg:height="1.177cm" svg:x="3.225cm" svg:y="7.009cm">
          <draw:text-box>
            <text:p text:style-name="P2"><text:span text:style-name="T6">s</text:span><text:span text:style-name="T7">g</text:span></text:p>
          </draw:text-box>
        </draw:frame>
        <draw:frame draw:style-name="gr8" draw:layer="layout" svg:width="1.044cm" svg:height="1.177cm" svg:x="3.227cm" svg:y="6.148cm">
          <draw:text-box>
            <text:p text:style-name="P2"><text:span text:style-name="T6">p</text:span><text:span text:style-name="T7">g</text:span></text:p>
          </draw:text-box>
        </draw:frame>
        <draw:frame draw:style-name="gr8" draw:layer="layout" svg:width="1.01cm" svg:height="1.177cm" svg:x="3.452cm" svg:y="5.211cm">
          <draw:text-box>
            <text:p text:style-name="P2"><text:span text:style-name="T6">d</text:span><text:span text:style-name="T3">g</text:span></text:p>
          </draw:text-box>
        </draw:frame>
        <draw:frame draw:style-name="gr8" draw:layer="layout" svg:width="1.078cm" svg:height="1.177cm" svg:x="3.418cm" svg:y="3.808cm">
          <draw:text-box>
            <text:p text:style-name="P2"><text:span text:style-name="T5">s</text:span><text:span text:style-name="T7">u</text:span></text:p>
          </draw:text-box>
        </draw:frame>
        <draw:frame draw:style-name="gr8" draw:layer="layout" svg:width="1.044cm" svg:height="1.177cm" svg:x="3.435cm" svg:y="2.908cm">
          <draw:text-box>
            <text:p text:style-name="P2"><text:span text:style-name="T6">p</text:span><text:span text:style-name="T7">u</text:span></text:p>
          </draw:text-box>
        </draw:frame>
        <draw:frame draw:style-name="gr8" draw:layer="layout" svg:width="1.01cm" svg:height="1.177cm" svg:x="3.452cm" svg:y="1.956cm">
          <draw:text-box>
            <text:p text:style-name="P2"><text:span text:style-name="T6">d</text:span><text:span text:style-name="T7">u</text:span></text:p>
          </draw:text-box>
        </draw:frame>
        <draw:frame draw:style-name="gr8" draw:layer="layout" svg:width="1.027cm" svg:height="1.177cm" svg:x="3.444cm" svg:y="0.957cm">
          <draw:text-box>
            <text:p text:style-name="P2"><text:span text:style-name="T6">f</text:span><text:span text:style-name="T7">u</text:span></text:p>
          </draw:text-box>
        </draw:frame>
        <draw:frame draw:style-name="gr8" draw:layer="layout" svg:width="1.391cm" svg:height="1.177cm" svg:x="10.318cm" svg:y="23.44cm">
          <draw:text-box>
            <text:p text:style-name="P2"><text:span text:style-name="T6">1s</text:span><text:span text:style-name="T7">g</text:span></text:p>
          </draw:text-box>
        </draw:frame>
        <draw:frame draw:style-name="gr8" draw:layer="layout" svg:width="1.391cm" svg:height="1.177cm" svg:x="10.176cm" svg:y="20.733cm">
          <draw:text-box>
            <text:p text:style-name="P2"><text:span text:style-name="T6">1s</text:span><text:span text:style-name="T7">u</text:span></text:p>
          </draw:text-box>
        </draw:frame>
        <draw:frame draw:style-name="gr8" draw:layer="layout" svg:width="1.391cm" svg:height="1.177cm" svg:x="10.176cm" svg:y="19.26cm">
          <draw:text-box>
            <text:p text:style-name="P2"><text:span text:style-name="T6">2s</text:span><text:span text:style-name="T7">g</text:span></text:p>
          </draw:text-box>
        </draw:frame>
        <draw:frame draw:style-name="gr8" draw:layer="layout" svg:width="1.357cm" svg:height="1.177cm" svg:x="9.293cm" svg:y="18.071cm">
          <draw:text-box>
            <text:p text:style-name="P2"><text:span text:style-name="T6">1p</text:span><text:span text:style-name="T7">u</text:span></text:p>
          </draw:text-box>
        </draw:frame>
        <draw:frame draw:style-name="gr8" draw:layer="layout" svg:width="1.391cm" svg:height="1.177cm" svg:x="7.376cm" svg:y="16.471cm">
          <draw:text-box>
            <text:p text:style-name="P2"><text:span text:style-name="T6">2s</text:span><text:span text:style-name="T7">u</text:span></text:p>
          </draw:text-box>
        </draw:frame>
        <draw:frame draw:style-name="gr8" draw:layer="layout" svg:width="1.391cm" svg:height="1.177cm" svg:x="10.076cm" svg:y="16.407cm">
          <draw:text-box>
            <text:p text:style-name="P2"><text:span text:style-name="T6">3s</text:span><text:span text:style-name="T7">g</text:span></text:p>
          </draw:text-box>
        </draw:frame>
        <draw:frame draw:style-name="gr8" draw:layer="layout" svg:width="1.357cm" svg:height="1.177cm" svg:x="9.893cm" svg:y="14.27cm">
          <draw:text-box>
            <text:p text:style-name="P2"><text:span text:style-name="T6">1p</text:span><text:span text:style-name="T7">g</text:span></text:p>
          </draw:text-box>
        </draw:frame>
        <draw:frame draw:style-name="gr8" draw:layer="layout" svg:width="1.391cm" svg:height="1.177cm" svg:x="11.076cm" svg:y="13.256cm">
          <draw:text-box>
            <text:p text:style-name="P2"><text:span text:style-name="T6">4s</text:span><text:span text:style-name="T7">g</text:span></text:p>
          </draw:text-box>
        </draw:frame>
        <draw:frame draw:style-name="gr8" draw:layer="layout" svg:width="1.357cm" svg:height="1.177cm" svg:x="9.105cm" svg:y="12.251cm">
          <draw:text-box>
            <text:p text:style-name="P2"><text:span text:style-name="T6">2p</text:span><text:span text:style-name="T7">u</text:span></text:p>
          </draw:text-box>
        </draw:frame>
        <draw:frame draw:style-name="gr8" draw:layer="layout" svg:width="1.391cm" svg:height="1.177cm" svg:x="9.876cm" svg:y="11.17cm">
          <draw:text-box>
            <text:p text:style-name="P2"><text:span text:style-name="T6">3s</text:span><text:span text:style-name="T7">u</text:span></text:p>
          </draw:text-box>
        </draw:frame>
        <draw:frame draw:style-name="gr8" draw:layer="layout" svg:width="1.391cm" svg:height="1.177cm" svg:x="9.976cm" svg:y="9.733cm">
          <draw:text-box>
            <text:p text:style-name="P2"><text:span text:style-name="T6">5s</text:span><text:span text:style-name="T7">g</text:span></text:p>
          </draw:text-box>
        </draw:frame>
        <draw:frame draw:style-name="gr8" draw:layer="layout" svg:width="1.323cm" svg:height="1.177cm" svg:x="7.81cm" svg:y="9.107cm">
          <draw:text-box>
            <text:p text:style-name="P2"><text:span text:style-name="T6">1d</text:span><text:span text:style-name="T3">g</text:span></text:p>
          </draw:text-box>
        </draw:frame>
        <draw:frame draw:style-name="gr8" draw:layer="layout" svg:width="1.357cm" svg:height="1.177cm" svg:x="8.193cm" svg:y="8.008cm">
          <draw:text-box>
            <text:p text:style-name="P2"><text:span text:style-name="T6">3p</text:span><text:span text:style-name="T7">u</text:span></text:p>
          </draw:text-box>
        </draw:frame>
        <draw:frame draw:style-name="gr8" draw:layer="layout" svg:width="1.357cm" svg:height="1.177cm" svg:x="12.693cm" svg:y="6.87cm">
          <draw:text-box>
            <text:p text:style-name="P2"><text:span text:style-name="T6">2p</text:span><text:span text:style-name="T7">g</text:span></text:p>
          </draw:text-box>
        </draw:frame>
        <draw:frame draw:style-name="gr8" draw:layer="layout" svg:width="1.391cm" svg:height="1.177cm" svg:x="7.376cm" svg:y="5.269cm">
          <draw:text-box>
            <text:p text:style-name="P2"><text:span text:style-name="T6">4s</text:span><text:span text:style-name="T7">u</text:span></text:p>
          </draw:text-box>
        </draw:frame>
        <draw:frame draw:style-name="gr8" draw:layer="layout" svg:width="1.391cm" svg:height="1.177cm" svg:x="9.476cm" svg:y="5.957cm">
          <draw:text-box>
            <text:p text:style-name="P2"><text:span text:style-name="T6">6s</text:span><text:span text:style-name="T7">g</text:span></text:p>
          </draw:text-box>
        </draw:frame>
        <draw:frame draw:style-name="gr8" draw:layer="layout" svg:width="1.391cm" svg:height="1.177cm" svg:x="12.776cm" svg:y="3.608cm">
          <draw:text-box>
            <text:p text:style-name="P2"><text:span text:style-name="T5">5s</text:span><text:span text:style-name="T7">u</text:span></text:p>
          </draw:text-box>
        </draw:frame>
        <draw:frame draw:style-name="gr8" draw:layer="layout" svg:width="1.323cm" svg:height="1.177cm" svg:x="9.51cm" svg:y="2.856cm">
          <draw:text-box>
            <text:p text:style-name="P2"><text:span text:style-name="T6">1d</text:span><text:span text:style-name="T7">u</text:span></text:p>
          </draw:text-box>
        </draw:frame>
        <draw:frame draw:style-name="gr8" draw:layer="layout" svg:width="1.323cm" svg:height="1.177cm" svg:x="7.352cm" svg:y="2.912cm">
          <draw:text-box>
            <text:p text:style-name="P2"><text:span text:style-name="T6">2d</text:span><text:span text:style-name="T3">g</text:span></text:p>
          </draw:text-box>
        </draw:frame>
        <draw:frame draw:style-name="gr8" draw:layer="layout" svg:width="1.357cm" svg:height="1.177cm" svg:x="6.985cm" svg:y="1.363cm">
          <draw:text-box>
            <text:p text:style-name="P2"><text:span text:style-name="T6">4p</text:span><text:span text:style-name="T7">u</text:span></text:p>
          </draw:text-box>
        </draw:frame>
        <draw:frame draw:style-name="gr8" draw:layer="layout" svg:width="1.357cm" svg:height="1.177cm" svg:x="13.393cm" svg:y="1.107cm">
          <draw:text-box>
            <text:p text:style-name="P2"><text:span text:style-name="T6">3p</text:span><text:span text:style-name="T3">g</text:span></text:p>
          </draw:text-box>
        </draw:frame>
        <draw:frame draw:style-name="gr8" draw:layer="layout" svg:width="1.391cm" svg:height="1.177cm" svg:x="14.376cm" svg:y="0.406cm">
          <draw:text-box>
            <text:p text:style-name="P2"><text:span text:style-name="T5">6s</text:span><text:span text:style-name="T3">g</text:span></text:p>
          </draw:text-box>
        </draw:frame>
        <draw:frame draw:style-name="gr8" draw:layer="layout" svg:width="1.34cm" svg:height="1.177cm" svg:x="5.845cm" svg:y="0.058cm">
          <draw:text-box>
            <text:p text:style-name="P2"><text:span text:style-name="T6">1f</text:span><text:span text:style-name="T7">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3-28T15:11:13</meta:creation-date>
    <dc:creator>Jussi Eloranta</dc:creator>
    <dc:date>2007-03-28T21:41:53</dc:date>
    <dc:language>en-US</dc:language>
    <meta:editing-cycles>122</meta:editing-cycles>
    <meta:editing-duration>PT5H15M29S</meta:editing-duration>
    <meta:user-defined meta:name="Info 1"/>
    <meta:user-defined meta:name="Info 2"/>
    <meta:user-defined meta:name="Info 3"/>
    <meta:user-defined meta:name="Info 4"/>
    <meta:document-statistic meta:object-count="209"/>
  </office:meta>
</office:document-meta>
</file>